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-system" svg:font-family="apple-system, BlinkMacSystemFont, 'Segoe UI', Helvetica, Arial, sans-serif, 'Apple Color Emoji', 'Segoe UI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github.com/satrom/V2SSR" text:style-name="Internet_20_link" text:visited-style-name="Visited_20_Internet_20_Link"/></text:p>
      <text:p text:style-name="P1">V2ray,SS,SSR 订阅链接（维护更新中....）</text:p>
      <text:p text:style-name="P1"><text:a xlink:type="simple" xlink:href="https://github.com/satrom/V2SSR" text:style-name="Internet_20_link" text:visited-style-name="Visited_20_Internet_20_Link"/></text:p>
      <text:p text:style-name="P1"><text:a xlink:type="simple" xlink:href="https://github.com/satrom/V2SSR" text:style-name="Internet_20_link" text:visited-style-name="Visited_20_Internet_20_Link">https://github.com/satrom/V2SSR</text:a></text:p>
      <text:p text:style-name="P1"/>
      <text:p text:style-name="P1">Fuck gfw，免费翻墙，每天更新</text:p>
      <text:p text:style-name="P1"><text:a xlink:type="simple" xlink:href="https://github.com/v2ray-links/v2ray-free" text:style-name="Internet_20_link" text:visited-style-name="Visited_20_Internet_20_Link">https://github.com/v2ray-links/v2ray-free</text:a></text:p>
      <text:p text:style-name="P1"/>
      <text:p text:style-name="P1"/>
      <text:p text:style-name="P1">v2ray\trojan\ss\ssr\ssd订阅转换冲突规则配置，自动更新ACL4SSR路由规则</text:p>
      <text:p text:style-name="P1">https://github.com/whoisix/subscribe2clash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-system" svg:font-family="apple-system, BlinkMacSystemFont, 'Segoe UI', Helvetica, Arial, sans-serif, 'Apple Color Emoji', 'Segoe UI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3T15:37:33.293000000</meta:creation-date>
    <dc:date>2021-06-13T15:39:31.976000000</dc:date>
    <meta:editing-duration>PT2M2S</meta:editing-duration>
    <meta:editing-cycles>1</meta:editing-cycles>
    <meta:document-statistic meta:table-count="0" meta:image-count="0" meta:object-count="0" meta:page-count="1" meta:paragraph-count="6" meta:word-count="49" meta:character-count="209" meta:non-whitespace-character-count="207"/>
    <meta:generator>LibreOffice/7.1.2.2$Windows_X86_64 LibreOffice_project/8a45595d069ef5570103caea1b71cc9d82b2aae4</meta:generator>
  </office:meta>
</office:document-meta>
</file>